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AtomFeedView.AbstractAtomFeed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tomFeedView.setFeedType( String feed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tomFeedView.buildFeedEntries( Map &lt; String , Object &gt; model , Feed feed ,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AtomFeedView.newFe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